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, DSCP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custom-shape draw:style-name="gr2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6-05-13T20:46:07.051216444</dc:date>
    <dc:language>en-US</dc:language>
    <meta:editing-cycles>65</meta:editing-cycles>
    <meta:editing-duration>PT22H29M23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